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00" draw:textarea-horizontal-align="left" draw:textarea-vertical-align="top" draw:auto-grow-height="false"/>
    </style:style>
    <style:style style:name="gr2" style:family="graphic" style:parent-style-name="standard">
      <style:graphic-properties draw:stroke="none" svg:stroke-color="#000000" draw:fill="none" draw:fill-color="#ffffff" fo:min-height="12.3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start"/>
      <style:text-properties fo:font-size="20pt" fo:font-weight="bold" style:font-size-asian="18pt" style:font-weight-asian="normal" style:font-size-complex="18pt"/>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22.8cm" svg:height="21.3cm" svg:x="25.4cm" svg:y="17.1cm">
          <text:p text:style-name="P1">Data Retrieval</text:p>
          <draw:enhanced-geometry svg:viewBox="0 0 21600 21600" draw:type="rectangle" draw:enhanced-path="M 0 0 L 21600 0 21600 21600 0 21600 0 0 Z N"/>
        </draw:custom-shape>
        <draw:custom-shape draw:style-name="gr1" draw:text-style-name="P1" draw:layer="layout" svg:width="22.8cm" svg:height="21.3cm" svg:x="1cm" svg:y="17.1cm">
          <text:p text:style-name="P1">Index And Search</text:p>
          <draw:enhanced-geometry svg:viewBox="0 0 21600 21600" draw:type="rectangle" draw:enhanced-path="M 0 0 L 21600 0 21600 21600 0 21600 0 0 Z N"/>
        </draw:custom-shape>
        <draw:frame draw:style-name="gr2" draw:layer="layout" svg:width="47.8cm" svg:height="12.55cm" svg:x="1.2cm" svg:y="1.2cm">
          <draw:text-box>
            <text:p>We need a patient and provider search engine. The purpose of this would be to allow any (authenticated) system to know where information resides. </text:p>
            <text:p/>
            <text:p>As an example if a patient has data on multiple servers i.e. Oscar-A, Oscar-B, Oscar-C, MyOscar_server-D, MyOscar_server-E... Lets assume a provider at Oscar-A wants to see a patients medical records. (To prevent a centralised model like the integrator, we will need to have adopted the oscar-split-component design where web services are available. (MyOscar server already has such a web service system)). Oscar-A could then contact the search index server, search on criteria like first/last name, health number, birth day and other basic demographic info. The Search Index would be like web site search engines where it would return perhaps a list of potential patients and their server urls. Oscar-A could then contact each of those servers and ask for more information like “get all allergies” for that person etc.</text:p>
            <text:p/>
            <text:p>This would require the search server to have authenticated access to all the oscar/myoscar and other servers as it would need to read or at least request basic demographic info. There would have to some mechanism where all servers grant all other servers on the network request access to the web services – or perhaps we would have to give out a mesh of user/passwords but that's undesirable from a management point of view. The oscar/myoscar and other emr systems would have to have authenticated access to the search server to prevent random people from accessing the system, especially if there's a implied trust for systems in the network. </text:p>
            <text:p/>
            <text:p>The patients would be required to have some sort of consent control over showing up on searches and access to the actual medical records. This could be stored on each system holding the data itself and can be checked at the time of request for data. This should not impact the search server / patient index.</text:p>
            <text:p/>
            <text:p>This concept can easily be extrapolated to providers as well as patients. </text:p>
          </draw:text-box>
        </draw:frame>
        <draw:custom-shape draw:style-name="gr3" draw:text-style-name="P2" xml:id="id6" draw:id="id6" draw:layer="layout" svg:width="2.9cm" svg:height="1.4cm" svg:x="19.7cm" svg:y="30.7cm">
          <text:p text:style-name="P2">Oscar_B</text:p>
          <draw:enhanced-geometry svg:viewBox="0 0 21600 21600" draw:type="rectangle" draw:enhanced-path="M 0 0 L 21600 0 21600 21600 0 21600 0 0 Z N"/>
        </draw:custom-shape>
        <draw:custom-shape draw:style-name="gr3" draw:text-style-name="P2" xml:id="id3" draw:id="id3" draw:layer="layout" svg:width="5.6cm" svg:height="1.8cm" svg:x="2.5cm" svg:y="31.3cm">
          <text:p text:style-name="P2">Other EMR</text:p>
          <text:p text:style-name="P2"><text:s/>&amp; Medical Clients</text:p>
          <draw:enhanced-geometry svg:viewBox="0 0 21600 21600" draw:type="rectangle" draw:enhanced-path="M 0 0 L 21600 0 21600 21600 0 21600 0 0 Z N"/>
        </draw:custom-shape>
        <draw:custom-shape draw:style-name="gr3" draw:text-style-name="P2" xml:id="id7" draw:id="id7" draw:layer="layout" svg:width="2.6cm" svg:height="1.4cm" svg:x="20.3cm" svg:y="26.7cm">
          <text:p text:style-name="P2">Oscar_A</text:p>
          <draw:enhanced-geometry svg:viewBox="0 0 21600 21600" draw:type="rectangle" draw:enhanced-path="M 0 0 L 21600 0 21600 21600 0 21600 0 0 Z N"/>
        </draw:custom-shape>
        <draw:custom-shape draw:style-name="gr3" draw:text-style-name="P2" xml:id="id4" draw:id="id4" draw:layer="layout" svg:width="3.6cm" svg:height="1.8cm" svg:x="8.8cm" svg:y="34.6cm">
          <text:p text:style-name="P2">Myoscar<text:line-break/>server A</text:p>
          <draw:enhanced-geometry svg:viewBox="0 0 21600 21600" draw:type="rectangle" draw:enhanced-path="M 0 0 L 21600 0 21600 21600 0 21600 0 0 Z N"/>
        </draw:custom-shape>
        <draw:custom-shape draw:style-name="gr3" draw:text-style-name="P2" xml:id="id5" draw:id="id5" draw:layer="layout" svg:width="3.8cm" svg:height="1.8cm" svg:x="14.9cm" svg:y="34.2cm">
          <text:p text:style-name="P2">Myoscar<text:line-break/>server B</text:p>
          <draw:enhanced-geometry svg:viewBox="0 0 21600 21600" draw:type="rectangle" draw:enhanced-path="M 0 0 L 21600 0 21600 21600 0 21600 0 0 Z N"/>
        </draw:custom-shape>
        <draw:custom-shape draw:style-name="gr3" draw:text-style-name="P2" xml:id="id1" draw:id="id1" draw:layer="layout" svg:width="4.9cm" svg:height="1.8cm" svg:x="2.2cm" svg:y="27.2cm">
          <text:p text:style-name="P2">myoscar_client</text:p>
          <draw:enhanced-geometry svg:viewBox="0 0 21600 21600" draw:type="rectangle" draw:enhanced-path="M 0 0 L 21600 0 21600 21600 0 21600 0 0 Z N"/>
        </draw:custom-shape>
        <draw:connector draw:style-name="gr4" draw:text-style-name="P2" draw:layer="layout" draw:type="line" svg:x1="7.1cm" svg:y1="28.1cm" svg:x2="12.75cm" svg:y2="22.2cm" draw:start-shape="id1" draw:start-glue-point="1" draw:end-shape="id2" draw:end-glue-point="2" svg:d="m7100 28100 5650-5900">
          <text:p/>
        </draw:connector>
        <draw:connector draw:style-name="gr4" draw:text-style-name="P2" draw:layer="layout" draw:type="line" svg:x1="8.1cm" svg:y1="32.2cm" svg:x2="12.75cm" svg:y2="22.2cm" draw:start-shape="id3" draw:start-glue-point="1" draw:end-shape="id2" draw:end-glue-point="2" svg:d="m8100 32200 4650-10000">
          <text:p/>
        </draw:connector>
        <draw:connector draw:style-name="gr4" draw:text-style-name="P2" draw:layer="layout" draw:type="line" svg:x1="10.6cm" svg:y1="34.6cm" svg:x2="12.75cm" svg:y2="22.2cm" draw:start-shape="id4" draw:start-glue-point="0" draw:end-shape="id2" draw:end-glue-point="2" svg:d="m10600 34600 2150-12400">
          <text:p/>
        </draw:connector>
        <draw:connector draw:style-name="gr4" draw:text-style-name="P2" draw:layer="layout" draw:type="line" svg:x1="16.8cm" svg:y1="34.2cm" svg:x2="12.75cm" svg:y2="22.2cm" draw:start-shape="id5" draw:start-glue-point="0" draw:end-shape="id2" draw:end-glue-point="2" svg:d="m16800 34200-4050-12000">
          <text:p/>
        </draw:connector>
        <draw:connector draw:style-name="gr4" draw:text-style-name="P2" draw:layer="layout" draw:type="line" svg:x1="19.7cm" svg:y1="31.4cm" svg:x2="12.75cm" svg:y2="22.2cm" draw:start-shape="id6" draw:start-glue-point="3" draw:end-shape="id2" draw:end-glue-point="2" svg:d="m19700 31400-6950-9200">
          <text:p/>
        </draw:connector>
        <draw:connector draw:style-name="gr4" draw:text-style-name="P2" draw:layer="layout" draw:type="line" svg:x1="20.3cm" svg:y1="27.4cm" svg:x2="12.75cm" svg:y2="22.2cm" draw:start-shape="id7" draw:start-glue-point="3" draw:end-shape="id2" draw:end-glue-point="2" svg:d="m20300 27400-7550-5200">
          <text:p/>
        </draw:connector>
        <draw:custom-shape draw:style-name="gr3" draw:text-style-name="P2" xml:id="id2" draw:id="id2" draw:layer="layout" svg:width="6.7cm" svg:height="3.2cm" svg:x="9.4cm" svg:y="19cm">
          <text:p text:style-name="P2">Patient Provider<text:line-break/>Index Search server</text:p>
          <draw:enhanced-geometry svg:viewBox="0 0 21600 21600" draw:type="rectangle" draw:enhanced-path="M 0 0 L 21600 0 21600 21600 0 21600 0 0 Z N"/>
        </draw:custom-shape>
        <draw:custom-shape draw:style-name="gr3" draw:text-style-name="P2" draw:layer="layout" svg:width="6.7cm" svg:height="3.2cm" svg:x="33.4cm" svg:y="18.9cm">
          <text:p text:style-name="P2">Patient Provider<text:line-break/>Index Search servr</text:p>
          <draw:enhanced-geometry svg:viewBox="0 0 21600 21600" draw:type="rectangle" draw:enhanced-path="M 0 0 L 21600 0 21600 21600 0 21600 0 0 Z N"/>
        </draw:custom-shape>
        <draw:custom-shape draw:style-name="gr3" draw:text-style-name="P2" xml:id="id10" draw:id="id10" draw:layer="layout" svg:width="2.9cm" svg:height="1.4cm" svg:x="43.4cm" svg:y="30.9cm">
          <text:p text:style-name="P2">Oscar_B</text:p>
          <draw:enhanced-geometry svg:viewBox="0 0 21600 21600" draw:type="rectangle" draw:enhanced-path="M 0 0 L 21600 0 21600 21600 0 21600 0 0 Z N"/>
        </draw:custom-shape>
        <draw:custom-shape draw:style-name="gr3" draw:text-style-name="P2" xml:id="id13" draw:id="id13" draw:layer="layout" svg:width="5.6cm" svg:height="1.8cm" svg:x="26.2cm" svg:y="31.5cm">
          <text:p text:style-name="P2">Other EMR</text:p>
          <text:p text:style-name="P2"><text:s/>&amp; Medical Clients</text:p>
          <draw:enhanced-geometry svg:viewBox="0 0 21600 21600" draw:type="rectangle" draw:enhanced-path="M 0 0 L 21600 0 21600 21600 0 21600 0 0 Z N"/>
        </draw:custom-shape>
        <draw:custom-shape draw:style-name="gr3" draw:text-style-name="P2" xml:id="id9" draw:id="id9" draw:layer="layout" svg:width="2.6cm" svg:height="1.4cm" svg:x="44cm" svg:y="26.9cm">
          <text:p text:style-name="P2">Oscar_A</text:p>
          <draw:enhanced-geometry svg:viewBox="0 0 21600 21600" draw:type="rectangle" draw:enhanced-path="M 0 0 L 21600 0 21600 21600 0 21600 0 0 Z N"/>
        </draw:custom-shape>
        <draw:custom-shape draw:style-name="gr3" draw:text-style-name="P2" xml:id="id12" draw:id="id12" draw:layer="layout" svg:width="3.6cm" svg:height="1.8cm" svg:x="32.5cm" svg:y="34.8cm">
          <text:p text:style-name="P2">Myoscar<text:line-break/>server A</text:p>
          <draw:enhanced-geometry svg:viewBox="0 0 21600 21600" draw:type="rectangle" draw:enhanced-path="M 0 0 L 21600 0 21600 21600 0 21600 0 0 Z N"/>
        </draw:custom-shape>
        <draw:custom-shape draw:style-name="gr3" draw:text-style-name="P2" xml:id="id11" draw:id="id11" draw:layer="layout" svg:width="3.8cm" svg:height="1.8cm" svg:x="38.6cm" svg:y="34.4cm">
          <text:p text:style-name="P2">Myoscar<text:line-break/>server B</text:p>
          <draw:enhanced-geometry svg:viewBox="0 0 21600 21600" draw:type="rectangle" draw:enhanced-path="M 0 0 L 21600 0 21600 21600 0 21600 0 0 Z N"/>
        </draw:custom-shape>
        <draw:custom-shape draw:style-name="gr3" draw:text-style-name="P2" xml:id="id8" draw:id="id8" draw:layer="layout" svg:width="4.9cm" svg:height="1.8cm" svg:x="25.9cm" svg:y="27.4cm">
          <text:p text:style-name="P2">myoscar_client</text:p>
          <draw:enhanced-geometry svg:viewBox="0 0 21600 21600" draw:type="rectangle" draw:enhanced-path="M 0 0 L 21600 0 21600 21600 0 21600 0 0 Z N"/>
        </draw:custom-shape>
        <draw:connector draw:style-name="gr4" draw:text-style-name="P2" draw:layer="layout" draw:type="line" svg:x1="30.8cm" svg:y1="28.3cm" svg:x2="44cm" svg:y2="27.6cm" draw:start-shape="id8" draw:start-glue-point="1" draw:end-shape="id9" draw:end-glue-point="3" svg:d="m30800 28300 13200-700">
          <text:p/>
        </draw:connector>
        <draw:connector draw:style-name="gr4" draw:text-style-name="P2" draw:layer="layout" draw:type="line" svg:x1="30.8cm" svg:y1="28.3cm" svg:x2="43.4cm" svg:y2="31.6cm" draw:start-shape="id8" draw:start-glue-point="1" draw:end-shape="id10" draw:end-glue-point="3" svg:d="m30800 28300 12600 3300">
          <text:p/>
        </draw:connector>
        <draw:connector draw:style-name="gr4" draw:text-style-name="P2" draw:layer="layout" draw:type="line" svg:x1="30.8cm" svg:y1="28.3cm" svg:x2="40.5cm" svg:y2="34.4cm" draw:start-shape="id8" draw:start-glue-point="1" draw:end-shape="id11" draw:end-glue-point="0" svg:d="m30800 28300 9700 6100">
          <text:p/>
        </draw:connector>
        <draw:connector draw:style-name="gr4" draw:text-style-name="P2" draw:layer="layout" draw:type="line" svg:x1="30.8cm" svg:y1="28.3cm" svg:x2="34.3cm" svg:y2="34.8cm" draw:start-shape="id8" draw:start-glue-point="1" draw:end-shape="id12" draw:end-glue-point="0" svg:d="m30800 28300 3500 6500">
          <text:p/>
        </draw:connector>
        <draw:connector draw:style-name="gr4" draw:text-style-name="P2" draw:layer="layout" draw:type="line" svg:x1="30.8cm" svg:y1="28.3cm" svg:x2="31.8cm" svg:y2="32.4cm" draw:start-shape="id8" draw:start-glue-point="1" draw:end-shape="id13" draw:end-glue-point="1" svg:d="m30800 28300 1000 4100">
          <text:p/>
        </draw:connector>
        <draw:connector draw:style-name="gr4" draw:text-style-name="P2" draw:layer="layout" draw:type="line" svg:x1="31.8cm" svg:y1="32.4cm" svg:x2="44cm" svg:y2="27.6cm" draw:start-shape="id13" draw:start-glue-point="1" draw:end-shape="id9" draw:end-glue-point="3" svg:d="m31800 32400 12200-4800">
          <text:p/>
        </draw:connector>
        <draw:connector draw:style-name="gr4" draw:text-style-name="P2" draw:layer="layout" draw:type="line" svg:x1="31.8cm" svg:y1="32.4cm" svg:x2="43.4cm" svg:y2="31.6cm" draw:start-shape="id13" draw:start-glue-point="1" draw:end-shape="id10" draw:end-glue-point="3" svg:d="m31800 32400 11600-800">
          <text:p/>
        </draw:connector>
        <draw:connector draw:style-name="gr4" draw:text-style-name="P2" draw:layer="layout" draw:type="line" svg:x1="31.8cm" svg:y1="32.4cm" svg:x2="40.5cm" svg:y2="34.4cm" draw:start-shape="id13" draw:start-glue-point="1" draw:end-shape="id11" draw:end-glue-point="0" svg:d="m31800 32400 8700 2000">
          <text:p/>
        </draw:connector>
        <draw:connector draw:style-name="gr4" draw:text-style-name="P2" draw:layer="layout" draw:type="line" svg:x1="31.8cm" svg:y1="32.4cm" svg:x2="34.3cm" svg:y2="34.8cm" draw:start-shape="id13" draw:start-glue-point="1" draw:end-shape="id12" draw:end-glue-point="0" svg:d="m31800 32400 2500 2400">
          <text:p/>
        </draw:connector>
        <draw:connector draw:style-name="gr4" draw:text-style-name="P2" draw:layer="layout" draw:type="line" svg:x1="34.3cm" svg:y1="34.8cm" svg:x2="40.5cm" svg:y2="34.4cm" draw:start-shape="id12" draw:start-glue-point="0" draw:end-shape="id11" draw:end-glue-point="0" svg:d="m34300 34800 6200-400">
          <text:p/>
        </draw:connector>
        <draw:connector draw:style-name="gr4" draw:text-style-name="P2" draw:layer="layout" draw:type="line" svg:x1="34.3cm" svg:y1="34.8cm" svg:x2="43.4cm" svg:y2="31.6cm" draw:start-shape="id12" draw:start-glue-point="0" draw:end-shape="id10" draw:end-glue-point="3" svg:d="m34300 34800 9100-3200">
          <text:p/>
        </draw:connector>
        <draw:connector draw:style-name="gr4" draw:text-style-name="P2" draw:layer="layout" draw:type="line" svg:x1="34.3cm" svg:y1="34.8cm" svg:x2="44cm" svg:y2="27.6cm" draw:start-shape="id12" draw:start-glue-point="0" draw:end-shape="id9" draw:end-glue-point="3" svg:d="m34300 34800 9700-7200">
          <text:p/>
        </draw:connector>
        <draw:connector draw:style-name="gr4" draw:text-style-name="P2" draw:layer="layout" draw:type="line" svg:x1="40.5cm" svg:y1="34.4cm" svg:x2="43.4cm" svg:y2="31.6cm" draw:start-shape="id11" draw:start-glue-point="0" draw:end-shape="id10" draw:end-glue-point="3" svg:d="m40500 34400 2900-2800">
          <text:p/>
        </draw:connector>
        <draw:connector draw:style-name="gr4" draw:text-style-name="P2" draw:layer="layout" draw:type="line" svg:x1="40.5cm" svg:y1="34.4cm" svg:x2="44cm" svg:y2="27.6cm" draw:start-shape="id11" draw:start-glue-point="0" draw:end-shape="id9" draw:end-glue-point="3" svg:d="m40500 34400 3500-6800">
          <text:p/>
        </draw:connector>
        <draw:connector draw:style-name="gr4" draw:text-style-name="P2" draw:layer="layout" draw:type="line" svg:x1="43.4cm" svg:y1="31.6cm" svg:x2="44cm" svg:y2="27.6cm" draw:start-shape="id10" draw:start-glue-point="3" draw:end-shape="id9" draw:end-glue-point="3" svg:d="m43400 31600 600-400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7T11:26:59</meta:creation-date>
    <meta:generator>LibreOffice/3.4$Unix LibreOffice_project/340m1$Build-402</meta:generator>
    <dc:date>2012-02-27T11:56:07</dc:date>
    <meta:editing-duration>PT29M8S</meta:editing-duration>
    <meta:editing-cycles>1</meta:editing-cycles>
    <meta:document-statistic meta:object-count="38"/>
  </office:meta>
</office:document-meta>
</file>